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ExpressionPointcut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ExpressionPointcutTests.testMultipleAndSubstitu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Tests.testFriendlyErrorOnNoLocation2Arg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JExpressionPointcutTests.testFriendlyErrorOnNoLocation3Arg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JExpressionPointcutTests.testAnnotationOnMethodArgumentsWithFQ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spectJExpressionPointcutTests.testMatch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llCountingIntercep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TransactionalAnnotation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ExpressionPointcutTests.tes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Tests.testMatchAnnotationOnClassWithSubpackage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pectJExpressionPointcutTests.testWithUnsupportedPointcut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Generic.setPhoneNumbers( List &lt; String &gt; nu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ExpressionPointcutTests.testMatchWith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pectJExpressionPointcutTests.testFriendlyErrorOnNoLocationClass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JExpressionPointcutTests.assertMatchesTestBeanClass( ClassFilter class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Tests.testAnnotationOnMethodWith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pectJExpressionPointcutTests.testMatchExplic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pectJExpressionPointcutTests.assertMatchesGetAge( MethodMatcher method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Tests.getAdvisedProxy( String pointcutExpression , CallCounting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llCountingInterceptor.invoke( MethodInvocation method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ExpressionPointcutTests.testWithinRootAndSub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TransactionalAnnotation.bar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Tests.testThisOrTarget( String whi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therIOther.absquatu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ExpressionPointcutTests.getPointcut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ExpressionPointcutTests.testAnnotationOnDynamicProx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A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Tests.testWithinPackage( boolean matchSubpack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cessesSpringAnnotatedParameters.takesAnnotatedParameters( TestBean tb , SpringAnnotated s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sGeneric.setPartners( List &lt; ? &gt; part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ExpressionPointcutTests.test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Tests.testMatchAnnotationOnClass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pectJExpressionPointcutTests.testAnnotationOnCglibProx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pectJExpressionPointcutTests.testAnnotationOnMethodWithFQ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pectJExpressionPointcutTests.testMatchGeneric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llCountingIntercep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Tests.testAndSubstit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Annotated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sGeneric.setFriends( List &lt; TestBean &gt; frie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ExpressionPointcutTests.testWithinRoo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Generic.setEnemies( List &lt; TestBean &gt; enem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ExpressionPointcutTests.testMatchAnnotationOnClassWithou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ExpressionPointcutTests.testMatchAnnotationOnClassWithExactPackage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ExpressionPointcutTests.testMatchAnnotationOnClassWithAtWith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ExpressionPointcutTests.testDynamicMatching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pectJExpressionPointcutTests.testAnnotationOnMethodArgumentsWithWildc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yTemplate.queryForInt( String sql , Object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Tests.testMatchWithTyp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pectJExpressionPointcutTests.testInvali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ExpressionPointcutTests.testSimpl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cessesSpringAnnotatedParameters.takesNoAnnotatedParameters( TestBean tb , BeanA tb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B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